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solid" draw:fill-color="#729fcf" draw:textarea-vertical-align="middle"/>
      <style:paragraph-properties style:writing-mode="lr-tb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="solid" draw:fill-color="#ffffff" draw:textarea-horizontal-align="justify" draw:textarea-vertical-align="middle" draw:auto-grow-height="false" fo:min-height="0.152cm" fo:min-width="0.112cm" fo:padding-top="0.134cm" fo:padding-bottom="0.134cm" fo:padding-left="0.259cm" fo:padding-right="0.259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98cm" fo:min-width="0cm"/>
    </style:style>
    <style:style style:name="gr4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 style:writing-mode="lr-tb"/>
      <style:text-properties fo:font-size="12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2" draw:layer="layout" svg:width="6.351cm" svg:height="1.269cm" svg:x="1.715cm" svg:y="1.605cm" svg:viewBox="0 0 6352 1270" draw:points="0,0 5086,0 6352,635 5086,1270 0,1270">
          <text:p text:style-name="P1"><text:span text:style-name="T1">I</text:span><text:span text:style-name="T2">nput from</text:span></text:p>
          <text:p text:style-name="P1"><text:span text:style-name="T2">file</text:span></text:p>
        </draw:polygon>
        <draw:g>
          <draw:polygon draw:style-name="gr1" draw:text-style-name="P2" draw:layer="layout" svg:width="5.085cm" svg:height="1.269cm" svg:x="19.415cm" svg:y="1.205cm" svg:viewBox="0 0 5086 1270" draw:points="0,0 5086,0 5086,1270 0,1270">
            <text:p text:style-name="P1"><text:span text:style-name="T1">SQLite</text:span></text:p>
            <text:p text:style-name="P1"><text:span text:style-name="T1">Sink</text:span></text:p>
          </draw:polygon>
          <draw:custom-shape draw:style-name="gr2" draw:text-style-name="P3" draw:layer="layout" svg:width="1.261cm" svg:height="1.261cm" draw:transform="rotate (-1.5707963267949) translate (20.673cm 1.205cm)">
            <text:p/>
            <draw:enhanced-geometry svg:viewBox="0 0 21600 21600" draw:glue-points="?f0 0 ?f1 10800 0 21600 10800 21600 21600 21600 ?f7 10800" draw:text-areas="?f1 10800 ?f2 18000 ?f3 7200 ?f4 21600" draw:type="isosceles-triangle" draw:modifiers="10851.3470681458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0.05cm" svg:height="1.23cm" svg:x="19.381cm" svg:y="1.226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1" draw:text-style-name="P2" draw:layer="layout" svg:width="6.351cm" svg:height="1.269cm" svg:x="10.715cm" svg:y="2.301cm" svg:viewBox="0 0 6352 1270" draw:points="0,0 5086,0 6352,635 5086,1270 0,1270">
            <text:p text:style-name="P1"><text:span text:style-name="T1">Filter bad input</text:span></text:p>
            <text:p text:style-name="P1"><text:span text:style-name="T1">with library</text:span></text:p>
          </draw:polygon>
          <draw:g>
            <draw:custom-shape draw:style-name="gr2" draw:text-style-name="P3" draw:layer="layout" svg:width="1.261cm" svg:height="1.261cm" draw:transform="rotate (-1.5707963267949) translate (11.981cm 2.30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51.3470681458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4" draw:layer="layout" svg:width="0.05cm" svg:height="1.23cm" svg:x="10.689cm" svg:y="2.322cm">
              <text:p/>
              <draw:enhanced-geometry svg:viewBox="0 0 21600 21600" draw:type="rectangle" draw:enhanced-path="M 0 0 L 21600 0 21600 21600 0 21600 0 0 Z N"/>
            </draw:custom-shape>
          </draw:g>
        </draw:g>
        <draw:polygon draw:style-name="gr1" draw:text-style-name="P2" draw:layer="layout" svg:width="6.351cm" svg:height="1.269cm" svg:x="1.715cm" svg:y="6.205cm" svg:viewBox="0 0 6352 1270" draw:points="0,0 5086,0 6352,635 5086,1270 0,1270">
          <text:p text:style-name="P1"><text:span text:style-name="T1">I</text:span><text:span text:style-name="T2">nput from</text:span></text:p>
          <text:p text:style-name="P1"><text:span text:style-name="T2">environment variable</text:span></text:p>
        </draw:polygon>
        <draw:polygon draw:style-name="gr1" draw:text-style-name="P2" draw:layer="layout" svg:width="6.351cm" svg:height="1.269cm" svg:x="1.715cm" svg:y="3.905cm" svg:viewBox="0 0 6352 1270" draw:points="0,0 5086,0 6352,635 5086,1270 0,1270">
          <text:p text:style-name="P1"><text:span text:style-name="T1">I</text:span><text:span text:style-name="T2">nput from</text:span></text:p>
          <text:p text:style-name="P1"><text:span text:style-name="T2">console</text:span></text:p>
        </draw:polygon>
        <draw:g>
          <draw:polygon draw:style-name="gr1" draw:text-style-name="P2" draw:layer="layout" svg:width="6.351cm" svg:height="1.269cm" svg:x="10.716cm" svg:y="5.697cm" svg:viewBox="0 0 6352 1270" draw:points="0,0 5086,0 6352,635 5086,1270 0,1270">
            <text:p text:style-name="P1"><text:span text:style-name="T1">Filter bad input</text:span></text:p>
            <text:p text:style-name="P1"><text:span text:style-name="T1">with custom code</text:span></text:p>
          </draw:polygon>
          <draw:g>
            <draw:custom-shape draw:style-name="gr2" draw:text-style-name="P3" draw:layer="layout" svg:width="1.261cm" svg:height="1.261cm" draw:transform="rotate (-1.5707963267949) translate (11.982cm 5.697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51.3470681458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4" draw:layer="layout" svg:width="0.05cm" svg:height="1.23cm" svg:x="10.69cm" svg:y="5.718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polygon draw:style-name="gr1" draw:text-style-name="P2" draw:layer="layout" svg:width="5.085cm" svg:height="1.269cm" svg:x="19.416cm" svg:y="7.001cm" svg:viewBox="0 0 5086 1270" draw:points="0,0 5086,0 5086,1270 0,1270">
            <text:p text:style-name="P1"><text:span text:style-name="T1">PostgreSQL</text:span></text:p>
            <text:p text:style-name="P1"><text:span text:style-name="T1">Sink</text:span></text:p>
          </draw:polygon>
          <draw:custom-shape draw:style-name="gr2" draw:text-style-name="P3" draw:layer="layout" svg:width="1.261cm" svg:height="1.261cm" draw:transform="rotate (-1.5707963267949) translate (20.674cm 7.001cm)">
            <text:p/>
            <draw:enhanced-geometry svg:viewBox="0 0 21600 21600" draw:glue-points="?f0 0 ?f1 10800 0 21600 10800 21600 21600 21600 ?f7 10800" draw:text-areas="?f1 10800 ?f2 18000 ?f3 7200 ?f4 21600" draw:type="isosceles-triangle" draw:modifiers="10851.3470681458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0.05cm" svg:height="1.23cm" svg:x="19.382cm" svg:y="7.022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1" draw:text-style-name="P2" draw:layer="layout" svg:width="5.085cm" svg:height="1.269cm" svg:x="19.416cm" svg:y="5.101cm" svg:viewBox="0 0 5086 1270" draw:points="0,0 5086,0 5086,1270 0,1270">
            <text:p text:style-name="P1"><text:span text:style-name="T1">MySQL</text:span></text:p>
            <text:p text:style-name="P1"><text:span text:style-name="T1">Sink</text:span></text:p>
          </draw:polygon>
          <draw:custom-shape draw:style-name="gr2" draw:text-style-name="P3" draw:layer="layout" svg:width="1.261cm" svg:height="1.261cm" draw:transform="rotate (-1.5707963267949) translate (20.674cm 5.101cm)">
            <text:p/>
            <draw:enhanced-geometry svg:viewBox="0 0 21600 21600" draw:glue-points="?f0 0 ?f1 10800 0 21600 10800 21600 21600 21600 ?f7 10800" draw:text-areas="?f1 10800 ?f2 18000 ?f3 7200 ?f4 21600" draw:type="isosceles-triangle" draw:modifiers="10851.3470681458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0.05cm" svg:height="1.23cm" svg:x="19.382cm" svg:y="5.122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1" draw:text-style-name="P2" draw:layer="layout" svg:width="5.085cm" svg:height="1.269cm" svg:x="19.416cm" svg:y="3.101cm" svg:viewBox="0 0 5086 1270" draw:points="0,0 5086,0 5086,1270 0,1270">
            <text:p text:style-name="P1"><text:span text:style-name="T1">SQL</text:span></text:p>
            <text:p text:style-name="P1"><text:span text:style-name="T1">Sink</text:span></text:p>
          </draw:polygon>
          <draw:custom-shape draw:style-name="gr2" draw:text-style-name="P3" draw:layer="layout" svg:width="1.261cm" svg:height="1.261cm" draw:transform="rotate (-1.5707963267949) translate (20.674cm 3.101cm)">
            <text:p/>
            <draw:enhanced-geometry svg:viewBox="0 0 21600 21600" draw:glue-points="?f0 0 ?f1 10800 0 21600 10800 21600 21600 21600 ?f7 10800" draw:text-areas="?f1 10800 ?f2 18000 ?f3 7200 ?f4 21600" draw:type="isosceles-triangle" draw:modifiers="10851.3470681458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0.05cm" svg:height="1.23cm" svg:x="19.382cm" svg:y="3.122cm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5" draw:layer="layout" svg:x1="8.117cm" svg:y1="2.292cm" svg:x2="11.485cm" svg:y2="2.927cm">
          <text:p text:style-name="P1"/>
        </draw:line>
        <draw:line draw:style-name="gr4" draw:text-style-name="P5" draw:layer="layout" svg:x1="8.118cm" svg:y1="2.293cm" svg:x2="11.734cm" svg:y2="6.267cm">
          <text:p/>
        </draw:line>
        <draw:line draw:style-name="gr4" draw:text-style-name="P5" draw:layer="layout" svg:x1="8.145cm" svg:y1="4.5cm" svg:x2="11.486cm" svg:y2="2.928cm">
          <text:p/>
        </draw:line>
        <draw:line draw:style-name="gr4" draw:text-style-name="P5" draw:layer="layout" svg:x1="8.145cm" svg:y1="6.792cm" svg:x2="11.486cm" svg:y2="2.928cm">
          <text:p/>
        </draw:line>
        <draw:line draw:style-name="gr4" draw:text-style-name="P5" draw:layer="layout" svg:x1="8.172cm" svg:y1="6.792cm" svg:x2="11.734cm" svg:y2="6.268cm">
          <text:p/>
        </draw:line>
        <draw:line draw:style-name="gr4" draw:text-style-name="P5" draw:layer="layout" svg:x1="8.117cm" svg:y1="4.473cm" svg:x2="11.734cm" svg:y2="6.268cm">
          <text:p/>
        </draw:line>
        <draw:line draw:style-name="gr4" draw:text-style-name="P5" draw:layer="layout" svg:x1="17.118cm" svg:y1="2.927cm" svg:x2="20.431cm" svg:y2="1.822cm">
          <text:p/>
        </draw:line>
        <draw:line draw:style-name="gr4" draw:text-style-name="P5" draw:layer="layout" svg:x1="17.119cm" svg:y1="2.927cm" svg:x2="20.486cm" svg:y2="7.675cm">
          <text:p/>
        </draw:line>
        <draw:line draw:style-name="gr4" draw:text-style-name="P5" draw:layer="layout" svg:x1="17.119cm" svg:y1="2.927cm" svg:x2="20.348cm" svg:y2="5.715cm">
          <text:p/>
        </draw:line>
        <draw:line draw:style-name="gr4" draw:text-style-name="P5" draw:layer="layout" svg:x1="17.119cm" svg:y1="2.927cm" svg:x2="20.403cm" svg:y2="3.727cm">
          <text:p/>
        </draw:line>
        <draw:line draw:style-name="gr4" draw:text-style-name="P5" draw:layer="layout" svg:x1="17.118cm" svg:y1="6.322cm" svg:x2="20.432cm" svg:y2="1.822cm">
          <text:p/>
        </draw:line>
        <draw:line draw:style-name="gr4" draw:text-style-name="P5" draw:layer="layout" svg:x1="17.118cm" svg:y1="6.322cm" svg:x2="20.375cm" svg:y2="7.648cm">
          <text:p/>
        </draw:line>
        <draw:line draw:style-name="gr4" draw:text-style-name="P5" draw:layer="layout" svg:x1="17.118cm" svg:y1="6.322cm" svg:x2="20.32cm" svg:y2="5.743cm">
          <text:p/>
        </draw:line>
        <draw:line draw:style-name="gr4" draw:text-style-name="P5" draw:layer="layout" svg:x1="17.118cm" svg:y1="6.322cm" svg:x2="20.375cm" svg:y2="3.72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4:54:47.076509927</meta:creation-date>
    <dc:date>2023-03-31T10:29:55.703763324</dc:date>
    <meta:editing-duration>PT42M52S</meta:editing-duration>
    <meta:editing-cycles>3</meta:editing-cycles>
    <meta:generator>LibreOffice/7.4.6.2$MacOSX_X86_64 LibreOffice_project/5b1f5509c2decdade7fda905e3e1429a67acd63d</meta:generator>
    <meta:document-statistic meta:object-count="43"/>
  </office:meta>
</office:document-meta>
</file>